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0fd" officeooo:paragraph-rsid="001480fd"/>
    </style:style>
    <style:style style:name="P2" style:family="paragraph" style:parent-style-name="Standard">
      <style:text-properties officeooo:rsid="00152a15" officeooo:paragraph-rsid="00152a15"/>
    </style:style>
    <style:style style:name="P3" style:family="paragraph" style:parent-style-name="Standard">
      <style:text-properties officeooo:rsid="00152a15" officeooo:paragraph-rsid="0019a07a"/>
    </style:style>
    <style:style style:name="P4" style:family="paragraph" style:parent-style-name="Standard">
      <style:text-properties officeooo:rsid="0017d078" officeooo:paragraph-rsid="0017d078"/>
    </style:style>
    <style:style style:name="P5" style:family="paragraph" style:parent-style-name="Standard">
      <style:text-properties officeooo:rsid="0019a07a" officeooo:paragraph-rsid="0019a07a"/>
    </style:style>
    <style:style style:name="T1" style:family="text">
      <style:text-properties officeooo:rsid="001719b1"/>
    </style:style>
    <style:style style:name="T2" style:family="text">
      <style:text-properties officeooo:rsid="0017d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Nous avons choisis de réaliser une application web permettant de gerrer les réservations et <text:s/>rendez-vous de particulier et d’entreprises.</text:p>
      <text:p text:style-name="P1"/>
      <text:p text:style-name="P3">Cette application <text:span text:style-name="T2">permettra par exemple à l’entreprise Kiloutou de gérer les réservations de ses engins , de gerrer l’occupation des chambres d’un AccordHotel ou encore de gerrer l’occupation des salles d’un etablissement scolaire.</text:span></text:p>
      <text:p text:style-name="P3"/>
      <text:p text:style-name="P5">Elle permettra aussi à un professionnel ou un particulier de gerrer ses rendez-vous.</text:p>
      <text:p text:style-name="P2"/>
      <text:p text:style-name="P2">Dans un premier temps, l’utilisateur recncontre une page d’accueil qui lui permettrat de s’inscrire ou de se connecter.</text:p>
      <text:p text:style-name="P2"/>
      <text:p text:style-name="P2"><text:s/><text:span text:style-name="T1">Apres avoir entré ses informations de connexion dans le formulaire de la page d’accueil, il appuie sur le bouton connexion et arrive sur une nouvelle p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2:10:09.130747805</meta:creation-date>
    <dc:date>2017-03-17T12:57:53.400467714</dc:date>
    <meta:editing-duration>PT6M37S</meta:editing-duration>
    <meta:editing-cycles>1</meta:editing-cycles>
    <meta:document-statistic meta:table-count="0" meta:image-count="0" meta:object-count="0" meta:page-count="1" meta:paragraph-count="5" meta:word-count="109" meta:character-count="726" meta:non-whitespace-character-count="620"/>
    <meta:generator>LibreOffice/5.1.4.2$Linux_X86_64 LibreOffice_project/10m0$Build-2</meta:generator>
  </office:meta>
</office:document-meta>
</file>